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5.55pt"/>
    </style:style>
    <style:style style:name="co2" style:family="table-column">
      <style:table-column-properties fo:break-before="auto" style:column-width="503.4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Anws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What products do you sell?</text:p>
          </table:table-cell>
          <table:table-cell table:style-name="ce2" office:value-type="string" calcext:value-type="string">
            <text:p>We offer a wide range of products including fashion items, electronics, home essentials, and beauty product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. Do you have a physical store?</text:p>
          </table:table-cell>
          <table:table-cell table:style-name="ce2" office:value-type="string" calcext:value-type="string">
            <text:p>No, we are an online store based in Pakistan and deliver nationwid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can I place an order?</text:p>
          </table:table-cell>
          <table:table-cell table:style-name="ce2" office:value-type="string" calcext:value-type="string">
            <text:p>You can place an order by selecting your desired product, adding it to the cart, and completing the checkout proces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payment methods do you accept?</text:p>
          </table:table-cell>
          <table:table-cell table:style-name="ce2" office:value-type="string" calcext:value-type="string">
            <text:p>We accept Cash on Delivery (COD), credit/debit cards, Easypaisa, JazzCash, and bank transfer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 I need to create an account to shop?</text:p>
          </table:table-cell>
          <table:table-cell table:style-name="ce2" office:value-type="string" calcext:value-type="string">
            <text:p>No, you can checkout as a guest, but creating an account allows you to track orders easily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 you deliver all over Pakistan?</text:p>
          </table:table-cell>
          <table:table-cell table:style-name="ce2" office:value-type="string" calcext:value-type="string">
            <text:p>Yes, we deliver to all major cities and towns across Pakistan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long does delivery take?</text:p>
          </table:table-cell>
          <table:table-cell table:style-name="ce2" office:value-type="string" calcext:value-type="string">
            <text:p>Orders are usually delivered within 3–5 working days, depending on your location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are the delivery charges?</text:p>
          </table:table-cell>
          <table:table-cell table:style-name="ce2" office:value-type="string" calcext:value-type="string">
            <text:p>Delivery charges vary based on the product size and location. Free shipping is offered on orders above Rs. 2,500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 I track my order?</text:p>
          </table:table-cell>
          <table:table-cell table:style-name="ce2" office:value-type="string" calcext:value-type="string">
            <text:p>Yes, once your order is shipped, you will receive a tracking number via email or SM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if my order is delayed?</text:p>
          </table:table-cell>
          <table:table-cell table:style-name="ce2" office:value-type="string" calcext:value-type="string">
            <text:p>If your order is delayed, our customer support team will update you and assist in resolving any issue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is your return policy?</text:p>
          </table:table-cell>
          <table:table-cell table:style-name="ce2" office:value-type="string" calcext:value-type="string">
            <text:p>We offer a 7-day return policy for unused and undamaged items in their original packaging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do I request a return or exchange?</text:p>
          </table:table-cell>
          <table:table-cell table:style-name="ce2" office:value-type="string" calcext:value-type="string">
            <text:p>You can contact our customer support team via email or WhatsApp with your order number to start a return or exchang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 there a return fee?</text:p>
          </table:table-cell>
          <table:table-cell table:style-name="ce2" office:value-type="string" calcext:value-type="string">
            <text:p>Return shipping costs are the customer’s responsibility unless the product is defective or incorrect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long does it take to receive a refund?</text:p>
          </table:table-cell>
          <table:table-cell table:style-name="ce2" office:value-type="string" calcext:value-type="string">
            <text:p>Refunds are processed within 7–10 working days after we receive the returned item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n I cancel my order?</text:p>
          </table:table-cell>
          <table:table-cell table:style-name="ce2" office:value-type="string" calcext:value-type="string">
            <text:p>Yes, you can cancel your order within 12 hours of placing it, as long as it hasn’t been shipped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e your products genuine?</text:p>
          </table:table-cell>
          <table:table-cell table:style-name="ce2" office:value-type="string" calcext:value-type="string">
            <text:p>Yes, we only sell 100% authentic and high-quality product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hat if I receive a damaged or wrong item?</text:p>
          </table:table-cell>
          <table:table-cell table:style-name="ce2" office:value-type="string" calcext:value-type="string">
            <text:p>Please contact our customer support within 48 hours, and we will arrange a replacement or refund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 you offer warranties on electronics?</text:p>
          </table:table-cell>
          <table:table-cell table:style-name="ce2" office:value-type="string" calcext:value-type="string">
            <text:p>Yes, selected electronics come with a manufacturer’s warranty, which is mentioned on the product pag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ow can I contact customer support?</text:p>
          </table:table-cell>
          <table:table-cell table:style-name="ce2" office:value-type="string" calcext:value-type="string">
            <text:p>You can reach us via email, WhatsApp, or the live chat option on our website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o you offer bulk or wholesale discounts?</text:p>
          </table:table-cell>
          <table:table-cell table:style-name="ce2" office:value-type="string" calcext:value-type="string">
            <text:p>Yes, bulk orders are eligible for special discounts. Contact our sales team for more details.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0"/>
    <meta:generator>LibreOfficeDev/6.0.5.2$Linux_X86_64 LibreOffice_project/</meta:generator>
  </office:meta>
</office:document-meta>
</file>